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P8" style:family="paragraph" style:parent-style-name="Standard">
      <style:paragraph-properties fo:break-before="auto" fo:line-height="115%" fo:margin-top="0cm" fo:margin-bottom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P9" style:family="paragraph" style:parent-style-name="Standard">
      <style:paragraph-properties fo:break-before="auto" fo:text-indent="0cm" fo:line-height="115%" fo:margin-left="0cm" style:writing-mode="lr-tb"/>
    </style:style>
    <style:style style:name="P10" style:family="paragraph" style:parent-style-name="Standard">
      <style:paragraph-properties fo:break-before="auto" fo:text-indent="0cm" fo:line-height="115%" fo:margin-left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P14" style:family="paragraph" style:parent-style-name="Standard">
      <style:paragraph-properties fo:break-before="auto" fo:line-height="115%" fo:margin-top="0cm" fo:margin-bottom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P15" style:family="paragraph" style:parent-style-name="Standard">
      <style:paragraph-properties fo:break-before="auto" fo:text-indent="0cm" fo:line-height="115%" fo:margin-left="1.27cm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P22" style:family="paragraph" style:parent-style-name="Standard">
      <style:paragraph-properties fo:break-before="auto" fo:line-height="115%" fo:margin-top="0cm" fo:margin-bottom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>
      <style:text-properties fo:font-weight="bold" style:font-weight-asian="bold" style:font-weight-complex="bold"/>
    </style:style>
    <style:style style:name="T27_16" style:family="text">
      <style:text-properties fo:font-weight="bold" style:font-weight-asian="bold" style:font-weight-complex="bold"/>
    </style:style>
    <style:style style:name="T27_17" style:family="text">
      <style:text-properties fo:font-weight="bold" style:font-weight-asian="bold" style:font-weight-complex="bold"/>
    </style:style>
    <style:style style:name="T27_18" style:family="text">
      <style:text-properties fo:font-weight="bold" style:font-weight-asian="bold" style:font-weight-complex="bold"/>
    </style:style>
    <style:style style:name="T27_19" style:family="text">
      <style:text-properties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P33" style:family="paragraph" style:parent-style-name="Standard">
      <style:paragraph-properties fo:break-before="auto" fo:line-height="115%" fo:margin-top="0cm" fo:margin-bottom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>
      <style:text-properties fo:color="#1155cc" style:text-underline-style="solid" style:text-underline-color="font-color"/>
    </style:style>
    <style:style style:name="T36_3" style:family="text"/>
    <style:style style:name="T36_4" style:family="text">
      <style:text-properties fo:color="#1155cc" style:text-underline-style="solid" style:text-underline-color="font-color"/>
    </style:style>
    <style:style style:name="T36_5" style:family="text"/>
    <style:style style:name="T36_6" style:family="text">
      <style:text-properties fo:color="#1155cc" style:text-underline-style="solid" style:text-underline-color="font-color"/>
    </style:style>
    <style:style style:name="T36_7" style:family="text"/>
    <style:style style:name="T36_8" style:family="text">
      <style:text-properties fo:color="#1155cc" style:text-underline-style="solid" style:text-underline-color="font-color"/>
    </style:style>
    <style:style style:name="T36_9" style:family="text"/>
    <style:style style:name="T36_10" style:family="text">
      <style:text-properties fo:color="#1155cc" style:text-underline-style="solid" style:text-underline-color="font-color"/>
    </style:style>
    <style:style style:name="T36_11" style:family="text"/>
    <style:style style:name="T36_12" style:family="text">
      <style:text-properties fo:color="#1155cc" style:text-underline-style="solid" style:text-underline-color="font-color"/>
    </style:style>
    <style:style style:name="T36_13" style:family="text"/>
    <style:style style:name="T36_14" style:family="text">
      <style:text-properties fo:color="#1155cc" style:text-underline-style="solid" style:text-underline-color="font-color"/>
    </style:style>
    <style:style style:name="T36_15" style:family="text"/>
    <style:style style:name="T36_16" style:family="text">
      <style:text-properties fo:color="#1155cc" style:text-underline-style="solid" style:text-underline-color="font-color"/>
    </style:style>
    <style:style style:name="T36_17" style:family="text"/>
    <style:style style:name="T36_18" style:family="text">
      <style:text-properties fo:color="#1155cc" style:text-underline-style="solid" style:text-underline-color="font-color"/>
    </style:style>
    <style:style style:name="T36_19" style:family="text"/>
    <style:style style:name="T36_20" style:family="text">
      <style:text-properties fo:color="#1155cc" style:text-underline-style="solid" style:text-underline-color="font-color"/>
    </style:style>
    <style:style style:name="T36_21" style:family="text"/>
    <style:style style:name="T36_22" style:family="text">
      <style:text-properties fo:color="#1155cc" style:text-underline-style="solid" style:text-underline-color="font-color"/>
    </style:style>
    <style:style style:name="T36_23" style:family="text"/>
    <style:style style:name="T36_24" style:family="text">
      <style:text-properties fo:color="#1155cc" style:text-underline-style="solid" style:text-underline-color="font-color"/>
    </style:style>
    <style:style style:name="T36_25" style:family="text"/>
    <style:style style:name="T36_26" style:family="text">
      <style:text-properties fo:color="#1155cc" style:text-underline-style="solid" style:text-underline-color="font-color"/>
    </style:style>
    <style:style style:name="T36_27" style:family="text"/>
    <style:style style:name="T36_28" style:family="text">
      <style:text-properties fo:color="#1155cc" style:text-underline-style="solid" style:text-underline-color="font-color"/>
    </style:style>
    <style:style style:name="T36_29" style:family="text"/>
    <style:style style:name="T36_30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T37_3" style:family="text"/>
    <style:style style:name="T37_4" style:family="text">
      <style:text-properties fo:color="#1155cc" style:text-underline-style="solid" style:text-underline-color="font-color"/>
    </style:style>
    <style:style style:name="T37_5" style:family="text"/>
    <style:style style:name="T37_6" style:family="text">
      <style:text-properties fo:color="#1155cc" style:text-underline-style="solid" style:text-underline-color="font-color"/>
    </style:style>
    <style:style style:name="T37_7" style:family="text"/>
    <style:style style:name="T37_8" style:family="text">
      <style:text-properties fo:color="#1155cc" style:text-underline-style="solid" style:text-underline-color="font-color"/>
    </style:style>
    <style:style style:name="T37_9" style:family="text"/>
    <style:style style:name="T37_10" style:family="text">
      <style:text-properties fo:color="#1155cc" style:text-underline-style="solid" style:text-underline-color="font-color"/>
    </style:style>
    <style:style style:name="T37_11" style:family="text"/>
    <style:style style:name="T37_12" style:family="text">
      <style:text-properties fo:color="#1155cc" style:text-underline-style="solid" style:text-underline-color="font-color"/>
    </style:style>
    <style:style style:name="T37_13" style:family="text"/>
    <style:style style:name="T37_14" style:family="text">
      <style:text-properties fo:color="#1155cc" style:text-underline-style="solid" style:text-underline-color="font-color"/>
    </style:style>
    <style:style style:name="T37_15" style:family="text"/>
    <style:style style:name="T37_16" style:family="text">
      <style:text-properties fo:color="#1155cc" style:text-underline-style="solid" style:text-underline-color="font-color"/>
    </style:style>
    <style:style style:name="T37_17" style:family="text"/>
    <style:style style:name="T37_18" style:family="text">
      <style:text-properties fo:color="#1155cc" style:text-underline-style="solid" style:text-underline-color="font-color"/>
    </style:style>
    <style:style style:name="T37_19" style:family="text"/>
    <style:style style:name="T37_20" style:family="text">
      <style:text-properties fo:color="#1155cc" style:text-underline-style="solid" style:text-underline-color="font-color"/>
    </style:style>
    <style:style style:name="T37_21" style:family="text"/>
    <style:style style:name="T37_22" style:family="text">
      <style:text-properties fo:color="#1155cc" style:text-underline-style="solid" style:text-underline-color="font-color"/>
    </style:style>
    <style:style style:name="T37_23" style:family="text"/>
    <style:style style:name="T37_24" style:family="text">
      <style:text-properties fo:color="#1155cc" style:text-underline-style="solid" style:text-underline-color="font-color"/>
    </style:style>
    <style:style style:name="T37_25" style:family="text"/>
    <style:style style:name="T37_26" style:family="text">
      <style:text-properties fo:color="#1155cc" style:text-underline-style="solid" style:text-underline-color="font-color"/>
    </style:style>
    <style:style style:name="T37_27" style:family="text"/>
    <style:style style:name="T37_28" style:family="text">
      <style:text-properties fo:color="#1155cc" style:text-underline-style="solid" style:text-underline-color="font-color"/>
    </style:style>
    <style:style style:name="T37_29" style:family="text"/>
    <style:style style:name="T37_30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T38_7" style:family="text"/>
    <style:style style:name="T38_8" style:family="text">
      <style:text-properties fo:color="#1155cc" style:text-underline-style="solid" style:text-underline-color="font-color"/>
    </style:style>
    <style:style style:name="T38_9" style:family="text"/>
    <style:style style:name="T38_10" style:family="text">
      <style:text-properties fo:color="#1155cc" style:text-underline-style="solid" style:text-underline-color="font-color"/>
    </style:style>
    <style:style style:name="T38_11" style:family="text"/>
    <style:style style:name="T38_12" style:family="text">
      <style:text-properties fo:color="#1155cc" style:text-underline-style="solid" style:text-underline-color="font-color"/>
    </style:style>
    <style:style style:name="T38_13" style:family="text"/>
    <style:style style:name="T38_14" style:family="text">
      <style:text-properties fo:color="#1155cc" style:text-underline-style="solid" style:text-underline-color="font-color"/>
    </style:style>
    <style:style style:name="T38_15" style:family="text"/>
    <style:style style:name="T38_16" style:family="text">
      <style:text-properties fo:color="#1155cc" style:text-underline-style="solid" style:text-underline-color="font-color"/>
    </style:style>
    <style:style style:name="T38_17" style:family="text"/>
    <style:style style:name="T38_18" style:family="text">
      <style:text-properties fo:color="#1155cc" style:text-underline-style="solid" style:text-underline-color="font-color"/>
    </style:style>
    <style:style style:name="T38_19" style:family="text"/>
    <style:style style:name="T38_20" style:family="text">
      <style:text-properties fo:color="#1155cc" style:text-underline-style="solid" style:text-underline-color="font-color"/>
    </style:style>
    <style:style style:name="T38_21" style:family="text"/>
    <style:style style:name="T38_22" style:family="text">
      <style:text-properties fo:color="#1155cc" style:text-underline-style="solid" style:text-underline-color="font-color"/>
    </style:style>
    <style:style style:name="T38_23" style:family="text"/>
    <style:style style:name="T38_24" style:family="text">
      <style:text-properties fo:color="#1155cc" style:text-underline-style="solid" style:text-underline-color="font-color"/>
    </style:style>
    <style:style style:name="T38_25" style:family="text"/>
    <style:style style:name="T38_26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T39_5" style:family="text"/>
    <style:style style:name="T39_6" style:family="text">
      <style:text-properties fo:color="#1155cc" style:text-underline-style="solid" style:text-underline-color="font-color"/>
    </style:style>
    <style:style style:name="T39_7" style:family="text"/>
    <style:style style:name="T39_8" style:family="text">
      <style:text-properties fo:color="#1155cc" style:text-underline-style="solid" style:text-underline-color="font-color"/>
    </style:style>
    <style:style style:name="T39_9" style:family="text"/>
    <style:style style:name="T39_10" style:family="text">
      <style:text-properties fo:color="#1155cc" style:text-underline-style="solid" style:text-underline-color="font-color"/>
    </style:style>
    <style:style style:name="T39_11" style:family="text"/>
    <style:style style:name="T39_12" style:family="text">
      <style:text-properties fo:color="#1155cc" style:text-underline-style="solid" style:text-underline-color="font-color"/>
    </style:style>
    <style:style style:name="T39_13" style:family="text"/>
    <style:style style:name="T39_14" style:family="text">
      <style:text-properties fo:color="#1155cc" style:text-underline-style="solid" style:text-underline-color="font-color"/>
    </style:style>
    <style:style style:name="T39_15" style:family="text"/>
    <style:style style:name="T39_16" style:family="text">
      <style:text-properties fo:color="#1155cc" style:text-underline-style="solid" style:text-underline-color="font-color"/>
    </style:style>
    <style:style style:name="T39_17" style:family="text"/>
    <style:style style:name="T39_18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T40_5" style:family="text"/>
    <style:style style:name="T40_6" style:family="text">
      <style:text-properties fo:color="#1155cc" style:text-underline-style="solid" style:text-underline-color="font-color"/>
    </style:style>
    <style:style style:name="T40_7" style:family="text"/>
    <style:style style:name="T40_8" style:family="text">
      <style:text-properties fo:color="#1155cc" style:text-underline-style="solid" style:text-underline-color="font-color"/>
    </style:style>
    <style:style style:name="T40_9" style:family="text"/>
    <style:style style:name="T40_10" style:family="text">
      <style:text-properties fo:color="#1155cc" style:text-underline-style="solid" style:text-underline-color="font-color"/>
    </style:style>
    <style:style style:name="T40_11" style:family="text"/>
    <style:style style:name="T40_12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T41_3" style:family="text"/>
    <style:style style:name="T41_4" style:family="text">
      <style:text-properties fo:color="#1155cc" style:text-underline-style="solid" style:text-underline-color="font-color"/>
    </style:style>
    <style:style style:name="T41_5" style:family="text"/>
    <style:style style:name="T41_6" style:family="text">
      <style:text-properties fo:color="#1155cc" style:text-underline-style="solid" style:text-underline-color="font-color"/>
    </style:style>
    <style:style style:name="T41_7" style:family="text"/>
    <style:style style:name="T41_8" style:family="text">
      <style:text-properties fo:color="#1155cc" style:text-underline-style="solid" style:text-underline-color="font-color"/>
    </style:style>
    <style:style style:name="T41_9" style:family="text"/>
    <style:style style:name="T41_10" style:family="text">
      <style:text-properties fo:color="#1155cc" style:text-underline-style="solid" style:text-underline-color="font-color"/>
    </style:style>
    <style:style style:name="T41_11" style:family="text"/>
    <style:style style:name="T41_12" style:family="text">
      <style:text-properties fo:color="#1155cc" style:text-underline-style="solid" style:text-underline-color="font-color"/>
    </style:style>
  </office:automatic-styles>
  <office:body>
    <office:text>
      <text:p text:style-name="P1"><text:span text:style-name="T1_1">Project</text:span><text:span text:style-name="T1_2"><text:s/></text:span><text:span text:style-name="T1_3">name</text:span><text:span text:style-name="T1_4">:<text:s/></text:span><text:span text:style-name="T1_5">d</text:span><text:span text:style-name="T1_6">_</text:span><text:span text:style-name="T1_7">d</text:span></text:p>
      <text:p text:style-name="P2"/>
      <text:p text:style-name="P3"><text:span text:style-name="T3_1">Project</text:span><text:span text:style-name="T3_2"><text:s/></text:span><text:span text:style-name="T3_3">aims</text:span><text:span text:style-name="T3_4">/</text:span><text:span text:style-name="T3_5">goals</text:span><text:span text:style-name="T3_6">:<text:s/></text:span></text:p>
      <text:list text:style-name="LS1" xml:id="list0">
        <text:list-item>
          <text:p text:style-name="P4"><text:span text:style-name="T4_1">Produce</text:span><text:span text:style-name="T4_2"><text:s/></text:span><text:span text:style-name="T4_3">a</text:span><text:span text:style-name="T4_4"><text:s/></text:span><text:span text:style-name="T4_5">secure</text:span><text:span text:style-name="T4_6"><text:s/></text:span><text:span text:style-name="T4_7">chat</text:span><text:span text:style-name="T4_8"><text:s/></text:span><text:span text:style-name="T4_9">program</text:span><text:span text:style-name="T4_10"><text:s/></text:span></text:p>
        </text:list-item>
        <text:list-item>
          <text:p text:style-name="P5"><text:span text:style-name="T5_1">v</text:span><text:span text:style-name="T5_2">1<text:s/></text:span><text:span text:style-name="T5_3">linux</text:span><text:span text:style-name="T5_4"><text:s/></text:span><text:span text:style-name="T5_5">platform</text:span></text:p>
        </text:list-item>
        <text:list-item>
          <text:p text:style-name="P6"><text:span text:style-name="T6_1">v</text:span><text:span text:style-name="T6_2">2<text:s/></text:span><text:span text:style-name="T6_3">cross</text:span><text:span text:style-name="T6_4"><text:s/></text:span><text:span text:style-name="T6_5">platform</text:span></text:p>
        </text:list-item>
      </text:list>
      <text:list text:style-name="LS2" xml:id="list3">
        <text:list-item>
          <text:p text:style-name="P7"><text:span text:style-name="T7_1">using</text:span><text:span text:style-name="T7_2"><text:s/></text:span><text:span text:style-name="T7_3">Public</text:span><text:span text:style-name="T7_4"><text:s/></text:span><text:span text:style-name="T7_5">Key</text:span><text:span text:style-name="T7_6"><text:s/></text:span><text:span text:style-name="T7_7">technology</text:span><text:span text:style-name="T7_8"><text:s/></text:span><text:span text:style-name="T7_9">to</text:span><text:span text:style-name="T7_10"><text:s/></text:span><text:span text:style-name="T7_11">encrypt</text:span><text:span text:style-name="T7_12"><text:s/></text:span><text:span text:style-name="T7_13">and</text:span><text:span text:style-name="T7_14"><text:s/></text:span><text:span text:style-name="T7_15">verify</text:span><text:span text:style-name="T7_16"><text:s/></text:span><text:span text:style-name="T7_17">communications</text:span><text:span text:style-name="T7_18"><text:s/></text:span><text:span text:style-name="T7_19">between</text:span><text:span text:style-name="T7_20"><text:s/></text:span><text:span text:style-name="T7_21">multiple</text:span><text:span text:style-name="T7_22"><text:s/></text:span><text:span text:style-name="T7_23">parties</text:span></text:p>
        </text:list-item>
        <text:list-item>
          <text:p text:style-name="P8"><text:span text:style-name="T8_1">Easy</text:span><text:span text:style-name="T8_2"><text:s/></text:span><text:span text:style-name="T8_3">to</text:span><text:span text:style-name="T8_4"><text:s/></text:span><text:span text:style-name="T8_5">use</text:span><text:span text:style-name="T8_6"><text:s/></text:span><text:span text:style-name="T8_7">from</text:span><text:span text:style-name="T8_8"><text:s/></text:span><text:span text:style-name="T8_9">user</text:span><text:span text:style-name="T8_10"><text:s/></text:span><text:span text:style-name="T8_11">P</text:span><text:span text:style-name="T8_12">.</text:span><text:span text:style-name="T8_13">O</text:span><text:span text:style-name="T8_14">.</text:span><text:span text:style-name="T8_15">V</text:span><text:span text:style-name="T8_16"><text:s/>(</text:span><text:span text:style-name="T8_17">eventually</text:span><text:span text:style-name="T8_18">)</text:span></text:p>
        </text:list-item>
      </text:list>
      <text:p text:style-name="P9"/>
      <text:p text:style-name="P10"><text:span text:style-name="T10_1">Development</text:span><text:span text:style-name="T10_2"><text:s/></text:span><text:span text:style-name="T10_3">Process</text:span><text:span text:style-name="T10_4">:</text:span></text:p>
      <text:list text:style-name="LS3" xml:id="list5">
        <text:list-item>
          <text:p text:style-name="P11"><text:span text:style-name="T11_1">Paired</text:span><text:span text:style-name="T11_2"><text:s/></text:span><text:span text:style-name="T11_3">programming</text:span></text:p>
        </text:list-item>
        <text:list-item>
          <text:p text:style-name="P12"><text:span text:style-name="T12_1">iterative</text:span><text:span text:style-name="T12_2"><text:s/></text:span><text:span text:style-name="T12_3">model</text:span><text:span text:style-name="T12_4"><text:s/>(</text:span><text:span text:style-name="T12_5">small</text:span><text:span text:style-name="T12_6">,<text:s/></text:span><text:span text:style-name="T12_7">we</text:span><text:span text:style-name="T12_8"><text:s/></text:span><text:span text:style-name="T12_9">are</text:span><text:span text:style-name="T12_10"><text:s/></text:span><text:span text:style-name="T12_11">making</text:span><text:span text:style-name="T12_12"><text:s/></text:span><text:span text:style-name="T12_13">it</text:span><text:span text:style-name="T12_14"><text:s/></text:span><text:span text:style-name="T12_15">for</text:span><text:span text:style-name="T12_16"><text:s/></text:span><text:span text:style-name="T12_17">ourselves</text:span><text:span text:style-name="T12_18">,<text:s/></text:span><text:span text:style-name="T12_19">we</text:span><text:span text:style-name="T12_20"><text:s/></text:span><text:span text:style-name="T12_21">know</text:span><text:span text:style-name="T12_22"><text:s/></text:span><text:span text:style-name="T12_23">what</text:span><text:span text:style-name="T12_24"><text:s/></text:span><text:span text:style-name="T12_25">we</text:span><text:span text:style-name="T12_26"><text:s/></text:span><text:span text:style-name="T12_27">want</text:span><text:span text:style-name="T12_28">)</text:span></text:p>
        </text:list-item>
        <text:list-item>
          <text:p text:style-name="P13"><text:span text:style-name="T13_1">documentation</text:span><text:span text:style-name="T13_2"><text:s/>(</text:span><text:span text:style-name="T13_3">Java</text:span><text:span text:style-name="T13_4"><text:s/></text:span><text:span text:style-name="T13_5">docs</text:span><text:span text:style-name="T13_6">)</text:span></text:p>
        </text:list-item>
        <text:list-item>
          <text:p text:style-name="P14"><text:span text:style-name="T14_1">testing</text:span><text:span text:style-name="T14_2"><text:s/>(</text:span><text:span text:style-name="T14_3">testng</text:span><text:span text:style-name="T14_4">)</text:span></text:p>
        </text:list-item>
      </text:list>
      <text:p text:style-name="P15"><text:span text:style-name="T15_1"><text:tab/><text:tab/><text:tab/><text:tab/></text:span></text:p>
      <text:p text:style-name="P16"><text:span text:style-name="T16_1">Project</text:span><text:span text:style-name="T16_2"><text:s/></text:span><text:span text:style-name="T16_3">technology</text:span><text:span text:style-name="T16_4"><text:s/></text:span><text:span text:style-name="T16_5">outline</text:span><text:span text:style-name="T16_6">:</text:span></text:p>
      <text:list text:style-name="LS4" xml:id="list9">
        <text:list-item>
          <text:p text:style-name="P17"><text:span text:style-name="T17_1">PGP</text:span><text:span text:style-name="T17_2"><text:s/></text:span><text:span text:style-name="T17_3">lib</text:span><text:span text:style-name="T17_4"><text:s/>(</text:span><text:span text:style-name="T17_5">GPG</text:span><text:span text:style-name="T17_6">,<text:s/></text:span><text:span text:style-name="T17_7">free</text:span><text:span text:style-name="T17_8"><text:s/></text:span><text:span text:style-name="T17_9">and</text:span><text:span text:style-name="T17_10"><text:s/></text:span><text:span text:style-name="T17_11">opensource</text:span><text:span text:style-name="T17_12">)</text:span></text:p>
        </text:list-item>
        <text:list-item>
          <text:p text:style-name="P18"><text:span text:style-name="T18_1">Linux</text:span><text:span text:style-name="T18_2"><text:s/>(</text:span><text:span text:style-name="T18_3">Arch</text:span><text:span text:style-name="T18_4">)</text:span></text:p>
        </text:list-item>
        <text:list-item>
          <text:p text:style-name="P19"><text:span text:style-name="T19_1">git</text:span></text:p>
        </text:list-item>
        <text:list-item>
          <text:p text:style-name="P20"><text:span text:style-name="T20_1">languages</text:span><text:span text:style-name="T20_2"><text:s/>(</text:span><text:span text:style-name="T20_3">Java</text:span><text:span text:style-name="T20_4">,<text:s/></text:span><text:span text:style-name="T20_5">GO</text:span><text:span text:style-name="T20_6">,<text:s/></text:span><text:span text:style-name="T20_7">Python</text:span><text:span text:style-name="T20_8">)</text:span></text:p>
        </text:list-item>
        <text:list-item>
          <text:p text:style-name="P21"><text:span text:style-name="T21_1">FLOOBITS</text:span><text:span text:style-name="T21_2"><text:s/>(</text:span><text:span text:style-name="T21_3">paired</text:span><text:span text:style-name="T21_4"><text:s/></text:span><text:span text:style-name="T21_5">programming</text:span><text:span text:style-name="T21_6"><text:s/></text:span><text:span text:style-name="T21_7">online</text:span><text:span text:style-name="T21_8"><text:s/></text:span><text:span text:style-name="T21_9">tool</text:span><text:span text:style-name="T21_10">)</text:span></text:p>
        </text:list-item>
        <text:list-item>
          <text:p text:style-name="P22"><text:span text:style-name="T22_1">IDE</text:span><text:span text:style-name="T22_2">/</text:span><text:span text:style-name="T22_3">Text</text:span><text:span text:style-name="T22_4"><text:s/></text:span><text:span text:style-name="T22_5">editors</text:span><text:span text:style-name="T22_6"><text:s/>(</text:span><text:span text:style-name="T22_7">netbeans</text:span><text:span text:style-name="T22_8">,<text:s/></text:span><text:span text:style-name="T22_9">scene</text:span><text:span text:style-name="T22_10"><text:s/></text:span><text:span text:style-name="T22_11">builder</text:span><text:span text:style-name="T22_12">,<text:s/></text:span><text:span text:style-name="T22_13">vim</text:span><text:span text:style-name="T22_14">,<text:s/></text:span><text:span text:style-name="T22_15">ipython</text:span><text:span text:style-name="T22_16"><text:s/></text:span><text:span text:style-name="T22_17">notebook</text:span><text:span text:style-name="T22_18">)</text:span></text:p>
        </text:list-item>
      </text:list>
      <text:p text:style-name="P23"/>
      <text:p text:style-name="P24"><text:span text:style-name="T24_1">Simple</text:span><text:span text:style-name="T24_2"><text:s/></text:span><text:span text:style-name="T24_3">overview</text:span><text:span text:style-name="T24_4">:</text:span></text:p>
      <text:list text:style-name="LS5" xml:id="list15">
        <text:list-item>
          <text:p text:style-name="P25"><text:span text:style-name="T25_1">User</text:span><text:span text:style-name="T25_2"><text:s/></text:span><text:span text:style-name="T25_3">opens</text:span><text:span text:style-name="T25_4"><text:s/></text:span><text:span text:style-name="T25_5">software</text:span></text:p>
        </text:list-item>
        <text:list-item>
          <text:p text:style-name="P26"><text:span text:style-name="T26_1">User</text:span><text:span text:style-name="T26_2"><text:s/></text:span><text:span text:style-name="T26_3">types</text:span><text:span text:style-name="T26_4"><text:s/></text:span><text:span text:style-name="T26_5">in</text:span><text:span text:style-name="T26_6"><text:s/></text:span><text:span text:style-name="T26_7">private</text:span><text:span text:style-name="T26_8"><text:s/></text:span><text:span text:style-name="T26_9">key</text:span><text:span text:style-name="T26_10"><text:s/></text:span><text:span text:style-name="T26_11">password</text:span><text:span text:style-name="T26_12">/</text:span><text:span text:style-name="T26_13">passphrase</text:span><text:span text:style-name="T26_14"><text:s/></text:span></text:p>
        </text:list-item>
        <text:list-item>
          <text:p text:style-name="P27"><text:span text:style-name="T27_1">software</text:span><text:span text:style-name="T27_2"><text:s/></text:span><text:span text:style-name="T27_3">sends</text:span><text:span text:style-name="T27_4"><text:s/></text:span><text:span text:style-name="T27_5">encrypted</text:span><text:span text:style-name="T27_6"><text:s/></text:span><text:span text:style-name="T27_7">message</text:span><text:span text:style-name="T27_8"><text:s/></text:span><text:span text:style-name="T27_9">to</text:span><text:span text:style-name="T27_10"><text:s/></text:span><text:span text:style-name="T27_11">server</text:span><text:span text:style-name="T27_12"><text:s/>(</text:span><text:span text:style-name="T27_13">pi</text:span><text:span text:style-name="T27_14">)<text:s/></text:span><text:span text:style-name="T27_15">(</text:span><text:span text:style-name="T27_16">sign</text:span><text:span text:style-name="T27_17">(</text:span><text:span text:style-name="T27_18">encrypt</text:span><text:span text:style-name="T27_19">))</text:span></text:p>
        </text:list-item>
        <text:list-item>
          <text:p text:style-name="P28"><text:span text:style-name="T28_1">server</text:span><text:span text:style-name="T28_2"><text:s/></text:span><text:span text:style-name="T28_3">verifies</text:span><text:span text:style-name="T28_4"><text:s/></text:span><text:span text:style-name="T28_5">its</text:span><text:span text:style-name="T28_6"><text:s/></text:span><text:span text:style-name="T28_7">a</text:span><text:span text:style-name="T28_8"><text:s/></text:span><text:span text:style-name="T28_9">me</text:span><text:span text:style-name="T28_10">,<text:s/></text:span><text:span text:style-name="T28_11">mario</text:span></text:p>
        </text:list-item>
        <text:list-item>
          <text:p text:style-name="P29"><text:span text:style-name="T29_1">Server</text:span><text:span text:style-name="T29_2"><text:s/></text:span><text:span text:style-name="T29_3">tells</text:span><text:span text:style-name="T29_4"><text:s/></text:span><text:span text:style-name="T29_5">client</text:span><text:span text:style-name="T29_6"><text:s/></text:span><text:span text:style-name="T29_7">software</text:span><text:span text:style-name="T29_8"><text:s/></text:span><text:span text:style-name="T29_9">who</text:span><text:span text:style-name="T29_10"><text:s/></text:span><text:span text:style-name="T29_11">else</text:span><text:span text:style-name="T29_12"><text:s/></text:span><text:span text:style-name="T29_13">is</text:span><text:span text:style-name="T29_14"><text:s/></text:span><text:span text:style-name="T29_15">on</text:span></text:p>
        </text:list-item>
        <text:list-item>
          <text:p text:style-name="P30"><text:span text:style-name="T30_1">User</text:span><text:span text:style-name="T30_2"><text:s/></text:span><text:span text:style-name="T30_3">can</text:span><text:span text:style-name="T30_4"><text:s/></text:span><text:span text:style-name="T30_5">chat</text:span><text:span text:style-name="T30_6"><text:s/></text:span><text:span text:style-name="T30_7">with</text:span><text:span text:style-name="T30_8"><text:s/></text:span><text:span text:style-name="T30_9">individual</text:span><text:span text:style-name="T30_10"><text:s/></text:span><text:span text:style-name="T30_11">user</text:span><text:span text:style-name="T30_12"><text:s/></text:span><text:span text:style-name="T30_13">or</text:span><text:span text:style-name="T30_14"><text:s/></text:span><text:span text:style-name="T30_15">all</text:span><text:span text:style-name="T30_16"><text:s/></text:span><text:span text:style-name="T30_17">connected</text:span><text:span text:style-name="T30_18"><text:s/></text:span><text:span text:style-name="T30_19">users</text:span></text:p>
        </text:list-item>
        <text:list-item>
          <text:p text:style-name="P31"><text:span text:style-name="T31_1">Messages</text:span><text:span text:style-name="T31_2"><text:s/></text:span><text:span text:style-name="T31_3">are</text:span><text:span text:style-name="T31_4"><text:s/></text:span><text:span text:style-name="T31_5">stored</text:span><text:span text:style-name="T31_6"><text:s/></text:span><text:span text:style-name="T31_7">with</text:span><text:span text:style-name="T31_8"><text:s/></text:span><text:span text:style-name="T31_9">encryption</text:span><text:span text:style-name="T31_10"><text:s/></text:span><text:span text:style-name="T31_11">so</text:span><text:span text:style-name="T31_12"><text:s/></text:span><text:span text:style-name="T31_13">whenever</text:span><text:span text:style-name="T31_14"><text:s/></text:span><text:span text:style-name="T31_15">someone</text:span><text:span text:style-name="T31_16"><text:s/></text:span><text:span text:style-name="T31_17">logs</text:span><text:span text:style-name="T31_18"><text:s/></text:span><text:span text:style-name="T31_19">on</text:span><text:span text:style-name="T31_20">,<text:s/></text:span><text:span text:style-name="T31_21">they</text:span><text:span text:style-name="T31_22"><text:s/></text:span><text:span text:style-name="T31_23">can</text:span><text:span text:style-name="T31_24"><text:s/></text:span><text:span text:style-name="T31_25">view</text:span><text:span text:style-name="T31_26"><text:s/></text:span><text:span text:style-name="T31_27">messages</text:span><text:span text:style-name="T31_28"><text:s/></text:span><text:span text:style-name="T31_29">that</text:span><text:span text:style-name="T31_30"><text:s/></text:span><text:span text:style-name="T31_31">have</text:span><text:span text:style-name="T31_32"><text:s/></text:span><text:span text:style-name="T31_33">been</text:span><text:span text:style-name="T31_34"><text:s/></text:span><text:span text:style-name="T31_35">left</text:span></text:p>
        </text:list-item>
        <text:list-item>
          <text:p text:style-name="P32"><text:span text:style-name="T32_1">Think</text:span><text:span text:style-name="T32_2"><text:s/></text:span><text:span text:style-name="T32_3">of</text:span><text:span text:style-name="T32_4"><text:s/></text:span><text:span text:style-name="T32_5">it</text:span><text:span text:style-name="T32_6"><text:s/></text:span><text:span text:style-name="T32_7">like</text:span><text:span text:style-name="T32_8"><text:s/></text:span><text:span text:style-name="T32_9">a</text:span><text:span text:style-name="T32_10"><text:s/></text:span><text:span text:style-name="T32_11">secure</text:span><text:span text:style-name="T32_12"><text:s/></text:span><text:span text:style-name="T32_13">dead</text:span><text:span text:style-name="T32_14"><text:s/></text:span><text:span text:style-name="T32_15">drop</text:span></text:p>
        </text:list-item>
      </text:list>
      <text:list text:style-name="LS6" xml:id="list23">
        <text:list-item>
          <text:p text:style-name="P33"><text:span text:style-name="T33_1">then</text:span><text:span text:style-name="T33_2"><text:s/></text:span><text:span text:style-name="T33_3">we</text:span><text:span text:style-name="T33_4"><text:s/></text:span><text:span text:style-name="T33_5">can</text:span><text:span text:style-name="T33_6"><text:s/></text:span><text:span text:style-name="T33_7">make</text:span><text:span text:style-name="T33_8"><text:s/></text:span><text:span text:style-name="T33_9">things</text:span><text:span text:style-name="T33_10"><text:s/></text:span><text:span text:style-name="T33_11">pretty</text:span><text:span text:style-name="T33_12">,<text:s/></text:span><text:span text:style-name="T33_13">give</text:span><text:span text:style-name="T33_14"><text:s/></text:span><text:span text:style-name="T33_15">it</text:span><text:span text:style-name="T33_16"><text:s/></text:span><text:span text:style-name="T33_17">a</text:span><text:span text:style-name="T33_18"><text:s/></text:span><text:span text:style-name="T33_19">GUI</text:span><text:span text:style-name="T33_20"><text:s/></text:span><text:span text:style-name="T33_21">etc</text:span></text:p>
        </text:list-item>
      </text:list>
      <text:p text:style-name="P34"/>
      <text:p text:style-name="P35"><text:span text:style-name="T35_1">See</text:span><text:span text:style-name="T35_2"><text:s/></text:span><text:span text:style-name="T35_3">more</text:span><text:span text:style-name="T35_4"><text:s/></text:span><text:span text:style-name="T35_5">here</text:span><text:span text:style-name="T35_6">:</text:span></text:p>
      <text:p text:style-name="P36"><text:span text:style-name="T36_1"><text:a xlink:type="simple" xlink:href="http://en.wikipedia.org/wiki/GNU_Privacy_Guard"><text:span text:style-name="T36_2">http</text:span></text:a></text:span><text:span text:style-name="T36_3"><text:a xlink:type="simple" xlink:href="http://en.wikipedia.org/wiki/GNU_Privacy_Guard"><text:span text:style-name="T36_4">://</text:span></text:a></text:span><text:span text:style-name="T36_5"><text:a xlink:type="simple" xlink:href="http://en.wikipedia.org/wiki/GNU_Privacy_Guard"><text:span text:style-name="T36_6">en</text:span></text:a></text:span><text:span text:style-name="T36_7"><text:a xlink:type="simple" xlink:href="http://en.wikipedia.org/wiki/GNU_Privacy_Guard"><text:span text:style-name="T36_8">.</text:span></text:a></text:span><text:span text:style-name="T36_9"><text:a xlink:type="simple" xlink:href="http://en.wikipedia.org/wiki/GNU_Privacy_Guard"><text:span text:style-name="T36_10">wikipedia</text:span></text:a></text:span><text:span text:style-name="T36_11"><text:a xlink:type="simple" xlink:href="http://en.wikipedia.org/wiki/GNU_Privacy_Guard"><text:span text:style-name="T36_12">.</text:span></text:a></text:span><text:span text:style-name="T36_13"><text:a xlink:type="simple" xlink:href="http://en.wikipedia.org/wiki/GNU_Privacy_Guard"><text:span text:style-name="T36_14">org</text:span></text:a></text:span><text:span text:style-name="T36_15"><text:a xlink:type="simple" xlink:href="http://en.wikipedia.org/wiki/GNU_Privacy_Guard"><text:span text:style-name="T36_16">/</text:span></text:a></text:span><text:span text:style-name="T36_17"><text:a xlink:type="simple" xlink:href="http://en.wikipedia.org/wiki/GNU_Privacy_Guard"><text:span text:style-name="T36_18">wiki</text:span></text:a></text:span><text:span text:style-name="T36_19"><text:a xlink:type="simple" xlink:href="http://en.wikipedia.org/wiki/GNU_Privacy_Guard"><text:span text:style-name="T36_20">/</text:span></text:a></text:span><text:span text:style-name="T36_21"><text:a xlink:type="simple" xlink:href="http://en.wikipedia.org/wiki/GNU_Privacy_Guard"><text:span text:style-name="T36_22">GNU</text:span></text:a></text:span><text:span text:style-name="T36_23"><text:a xlink:type="simple" xlink:href="http://en.wikipedia.org/wiki/GNU_Privacy_Guard"><text:span text:style-name="T36_24">_</text:span></text:a></text:span><text:span text:style-name="T36_25"><text:a xlink:type="simple" xlink:href="http://en.wikipedia.org/wiki/GNU_Privacy_Guard"><text:span text:style-name="T36_26">Privacy</text:span></text:a></text:span><text:span text:style-name="T36_27"><text:a xlink:type="simple" xlink:href="http://en.wikipedia.org/wiki/GNU_Privacy_Guard"><text:span text:style-name="T36_28">_</text:span></text:a></text:span><text:span text:style-name="T36_29"><text:a xlink:type="simple" xlink:href="http://en.wikipedia.org/wiki/GNU_Privacy_Guard"><text:span text:style-name="T36_30">Guard</text:span></text:a></text:span></text:p>
      <text:p text:style-name="P37"><text:span text:style-name="T37_1"><text:a xlink:type="simple" xlink:href="http://en.wikipedia.org/wiki/Pretty_Good_Privacy"><text:span text:style-name="T37_2">http</text:span></text:a></text:span><text:span text:style-name="T37_3"><text:a xlink:type="simple" xlink:href="http://en.wikipedia.org/wiki/Pretty_Good_Privacy"><text:span text:style-name="T37_4">://</text:span></text:a></text:span><text:span text:style-name="T37_5"><text:a xlink:type="simple" xlink:href="http://en.wikipedia.org/wiki/Pretty_Good_Privacy"><text:span text:style-name="T37_6">en</text:span></text:a></text:span><text:span text:style-name="T37_7"><text:a xlink:type="simple" xlink:href="http://en.wikipedia.org/wiki/Pretty_Good_Privacy"><text:span text:style-name="T37_8">.</text:span></text:a></text:span><text:span text:style-name="T37_9"><text:a xlink:type="simple" xlink:href="http://en.wikipedia.org/wiki/Pretty_Good_Privacy"><text:span text:style-name="T37_10">wikipedia</text:span></text:a></text:span><text:span text:style-name="T37_11"><text:a xlink:type="simple" xlink:href="http://en.wikipedia.org/wiki/Pretty_Good_Privacy"><text:span text:style-name="T37_12">.</text:span></text:a></text:span><text:span text:style-name="T37_13"><text:a xlink:type="simple" xlink:href="http://en.wikipedia.org/wiki/Pretty_Good_Privacy"><text:span text:style-name="T37_14">org</text:span></text:a></text:span><text:span text:style-name="T37_15"><text:a xlink:type="simple" xlink:href="http://en.wikipedia.org/wiki/Pretty_Good_Privacy"><text:span text:style-name="T37_16">/</text:span></text:a></text:span><text:span text:style-name="T37_17"><text:a xlink:type="simple" xlink:href="http://en.wikipedia.org/wiki/Pretty_Good_Privacy"><text:span text:style-name="T37_18">wiki</text:span></text:a></text:span><text:span text:style-name="T37_19"><text:a xlink:type="simple" xlink:href="http://en.wikipedia.org/wiki/Pretty_Good_Privacy"><text:span text:style-name="T37_20">/</text:span></text:a></text:span><text:span text:style-name="T37_21"><text:a xlink:type="simple" xlink:href="http://en.wikipedia.org/wiki/Pretty_Good_Privacy"><text:span text:style-name="T37_22">Pretty</text:span></text:a></text:span><text:span text:style-name="T37_23"><text:a xlink:type="simple" xlink:href="http://en.wikipedia.org/wiki/Pretty_Good_Privacy"><text:span text:style-name="T37_24">_</text:span></text:a></text:span><text:span text:style-name="T37_25"><text:a xlink:type="simple" xlink:href="http://en.wikipedia.org/wiki/Pretty_Good_Privacy"><text:span text:style-name="T37_26">Good</text:span></text:a></text:span><text:span text:style-name="T37_27"><text:a xlink:type="simple" xlink:href="http://en.wikipedia.org/wiki/Pretty_Good_Privacy"><text:span text:style-name="T37_28">_</text:span></text:a></text:span><text:span text:style-name="T37_29"><text:a xlink:type="simple" xlink:href="http://en.wikipedia.org/wiki/Pretty_Good_Privacy"><text:span text:style-name="T37_30">Privacy</text:span></text:a></text:span></text:p>
      <text:p text:style-name="P38"><text:span text:style-name="T38_1"><text:a xlink:type="simple" xlink:href="http://en.wikipedia.org/wiki/Dead_drop"><text:span text:style-name="T38_2">http</text:span></text:a></text:span><text:span text:style-name="T38_3"><text:a xlink:type="simple" xlink:href="http://en.wikipedia.org/wiki/Dead_drop"><text:span text:style-name="T38_4">://</text:span></text:a></text:span><text:span text:style-name="T38_5"><text:a xlink:type="simple" xlink:href="http://en.wikipedia.org/wiki/Dead_drop"><text:span text:style-name="T38_6">en</text:span></text:a></text:span><text:span text:style-name="T38_7"><text:a xlink:type="simple" xlink:href="http://en.wikipedia.org/wiki/Dead_drop"><text:span text:style-name="T38_8">.</text:span></text:a></text:span><text:span text:style-name="T38_9"><text:a xlink:type="simple" xlink:href="http://en.wikipedia.org/wiki/Dead_drop"><text:span text:style-name="T38_10">wikipedia</text:span></text:a></text:span><text:span text:style-name="T38_11"><text:a xlink:type="simple" xlink:href="http://en.wikipedia.org/wiki/Dead_drop"><text:span text:style-name="T38_12">.</text:span></text:a></text:span><text:span text:style-name="T38_13"><text:a xlink:type="simple" xlink:href="http://en.wikipedia.org/wiki/Dead_drop"><text:span text:style-name="T38_14">org</text:span></text:a></text:span><text:span text:style-name="T38_15"><text:a xlink:type="simple" xlink:href="http://en.wikipedia.org/wiki/Dead_drop"><text:span text:style-name="T38_16">/</text:span></text:a></text:span><text:span text:style-name="T38_17"><text:a xlink:type="simple" xlink:href="http://en.wikipedia.org/wiki/Dead_drop"><text:span text:style-name="T38_18">wiki</text:span></text:a></text:span><text:span text:style-name="T38_19"><text:a xlink:type="simple" xlink:href="http://en.wikipedia.org/wiki/Dead_drop"><text:span text:style-name="T38_20">/</text:span></text:a></text:span><text:span text:style-name="T38_21"><text:a xlink:type="simple" xlink:href="http://en.wikipedia.org/wiki/Dead_drop"><text:span text:style-name="T38_22">Dead</text:span></text:a></text:span><text:span text:style-name="T38_23"><text:a xlink:type="simple" xlink:href="http://en.wikipedia.org/wiki/Dead_drop"><text:span text:style-name="T38_24">_</text:span></text:a></text:span><text:span text:style-name="T38_25"><text:a xlink:type="simple" xlink:href="http://en.wikipedia.org/wiki/Dead_drop"><text:span text:style-name="T38_26">drop</text:span></text:a></text:span></text:p>
      <text:p text:style-name="P39"><text:span text:style-name="T39_1"><text:a xlink:type="simple" xlink:href="http://ipython.org/notebook.html"><text:span text:style-name="T39_2">http</text:span></text:a></text:span><text:span text:style-name="T39_3"><text:a xlink:type="simple" xlink:href="http://ipython.org/notebook.html"><text:span text:style-name="T39_4">://</text:span></text:a></text:span><text:span text:style-name="T39_5"><text:a xlink:type="simple" xlink:href="http://ipython.org/notebook.html"><text:span text:style-name="T39_6">ipython</text:span></text:a></text:span><text:span text:style-name="T39_7"><text:a xlink:type="simple" xlink:href="http://ipython.org/notebook.html"><text:span text:style-name="T39_8">.</text:span></text:a></text:span><text:span text:style-name="T39_9"><text:a xlink:type="simple" xlink:href="http://ipython.org/notebook.html"><text:span text:style-name="T39_10">org</text:span></text:a></text:span><text:span text:style-name="T39_11"><text:a xlink:type="simple" xlink:href="http://ipython.org/notebook.html"><text:span text:style-name="T39_12">/</text:span></text:a></text:span><text:span text:style-name="T39_13"><text:a xlink:type="simple" xlink:href="http://ipython.org/notebook.html"><text:span text:style-name="T39_14">notebook</text:span></text:a></text:span><text:span text:style-name="T39_15"><text:a xlink:type="simple" xlink:href="http://ipython.org/notebook.html"><text:span text:style-name="T39_16">.</text:span></text:a></text:span><text:span text:style-name="T39_17"><text:a xlink:type="simple" xlink:href="http://ipython.org/notebook.html"><text:span text:style-name="T39_18">html</text:span></text:a></text:span></text:p>
      <text:p text:style-name="P40"><text:span text:style-name="T40_1"><text:a xlink:type="simple" xlink:href="http://golang.org/"><text:span text:style-name="T40_2">http</text:span></text:a></text:span><text:span text:style-name="T40_3"><text:a xlink:type="simple" xlink:href="http://golang.org/"><text:span text:style-name="T40_4">://</text:span></text:a></text:span><text:span text:style-name="T40_5"><text:a xlink:type="simple" xlink:href="http://golang.org/"><text:span text:style-name="T40_6">golang</text:span></text:a></text:span><text:span text:style-name="T40_7"><text:a xlink:type="simple" xlink:href="http://golang.org/"><text:span text:style-name="T40_8">.</text:span></text:a></text:span><text:span text:style-name="T40_9"><text:a xlink:type="simple" xlink:href="http://golang.org/"><text:span text:style-name="T40_10">org</text:span></text:a></text:span><text:span text:style-name="T40_11"><text:a xlink:type="simple" xlink:href="http://golang.org/"><text:span text:style-name="T40_12">/</text:span></text:a></text:span></text:p>
      <text:p text:style-name="P41"><text:span text:style-name="T41_1"><text:a xlink:type="simple" xlink:href="https://floobits.com/"><text:span text:style-name="T41_2">https</text:span></text:a></text:span><text:span text:style-name="T41_3"><text:a xlink:type="simple" xlink:href="https://floobits.com/"><text:span text:style-name="T41_4">://</text:span></text:a></text:span><text:span text:style-name="T41_5"><text:a xlink:type="simple" xlink:href="https://floobits.com/"><text:span text:style-name="T41_6">floobits</text:span></text:a></text:span><text:span text:style-name="T41_7"><text:a xlink:type="simple" xlink:href="https://floobits.com/"><text:span text:style-name="T41_8">.</text:span></text:a></text:span><text:span text:style-name="T41_9"><text:a xlink:type="simple" xlink:href="https://floobits.com/"><text:span text:style-name="T41_10">com</text:span></text:a></text:span><text:span text:style-name="T41_11"><text:a xlink:type="simple" xlink:href="https://floobits.com/"><text:span text:style-name="T41_12">/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